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0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5">
      <style:table-cell-properties fo:border="0.06pt solid #000000"/>
    </style:style>
    <style:style style:name="ce8" style:family="table-cell" style:parent-style-name="Default" style:data-style-name="N115"/>
    <style:style style:name="ce9" style:family="table-cell" style:parent-style-name="Default" style:data-style-name="N116"/>
    <style:style style:name="ce4" style:family="table-cell" style:parent-style-name="Default" style:data-style-name="N116">
      <style:table-cell-properties fo:border="0.06pt solid #000000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surcoût de démarrage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Itérations</text:p>
          </table:table-cell>
          <table:table-cell table:style-name="ce2" office:value-type="string" calcext:value-type="string">
            <text:p>Démarrage (us)</text:p>
          </table:table-cell>
          <table:table-cell table:style-name="ce2" office:value-type="string" calcext:value-type="string">
            <text:p>Surcoû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marrage.G2]" office:value-type="float" office:value="2.315534" calcext:value-type="float">
            <text:p>2,316</text:p>
          </table:table-cell>
          <table:table-cell table:style-name="ce2" table:formula="of:=[demarrage.D2]" office:value-type="float" office:value="1000000" calcext:value-type="float">
            <text:p>1000000</text:p>
          </table:table-cell>
          <table:table-cell table:style-name="ce3" table:formula="of:=[.C5]/[.D5]*1000000" office:value-type="float" office:value="2.315534" calcext:value-type="float">
            <text:p>2,316</text:p>
          </table:table-cell>
          <table:table-cell table:style-name="ce4" table:formula="of:=[.E5]/[.$E$5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marrage.G3]" office:value-type="float" office:value="2.686998" calcext:value-type="float">
            <text:p>2,687</text:p>
          </table:table-cell>
          <table:table-cell table:style-name="ce2" table:formula="of:=[demarrage.D3]" office:value-type="float" office:value="1000000" calcext:value-type="float">
            <text:p>1000000</text:p>
          </table:table-cell>
          <table:table-cell table:style-name="ce3" table:formula="of:=[.C6]/[.D6]*1000000" office:value-type="float" office:value="2.686998" calcext:value-type="float">
            <text:p>2,687</text:p>
          </table:table-cell>
          <table:table-cell table:style-name="ce4" table:formula="of:=[.E6]/[.$E$5]" office:value-type="float" office:value="1.16042260662119" calcext:value-type="float">
            <text:p>1,2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marrage.G4]" office:value-type="float" office:value="16.489017" calcext:value-type="float">
            <text:p>16,489</text:p>
          </table:table-cell>
          <table:table-cell table:style-name="ce2" table:formula="of:=[demarrage.D4]" office:value-type="float" office:value="1000000" calcext:value-type="float">
            <text:p>1000000</text:p>
          </table:table-cell>
          <table:table-cell table:style-name="ce3" table:formula="of:=[.C7]/[.D7]*1000000" office:value-type="float" office:value="16.489017" calcext:value-type="float">
            <text:p>16,489</text:p>
          </table:table-cell>
          <table:table-cell table:style-name="ce4" table:formula="of:=[.E7]/[.$E$5]" office:value-type="float" office:value="7.12104292141683" calcext:value-type="float">
            <text:p>7,1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CL</text:p>
          </table:table-cell>
          <table:table-cell table:style-name="ce3" table:formula="of:=[demarrage.G5]" office:value-type="float" office:value="36.727207" calcext:value-type="float">
            <text:p>36,727</text:p>
          </table:table-cell>
          <table:table-cell table:style-name="ce2" table:formula="of:=[demarrage.D5]" office:value-type="float" office:value="1000000" calcext:value-type="float">
            <text:p>1000000</text:p>
          </table:table-cell>
          <table:table-cell table:style-name="ce3" table:formula="of:=[.C8]/[.D8]*1000000" office:value-type="float" office:value="36.727207" calcext:value-type="float">
            <text:p>36,727</text:p>
          </table:table-cell>
          <table:table-cell table:style-name="ce4" table:formula="of:=[.E8]/[.$E$5]" office:value-type="float" office:value="15.8612255315621" calcext:value-type="float">
            <text:p>15,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débit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Surface (MP)</text:p>
          </table:table-cell>
          <table:table-cell table:style-name="ce2" office:value-type="string" calcext:value-type="string">
            <text:p>Débit (MP/s)</text:p>
          </table:table-cell>
          <table:table-cell table:style-name="ce2" office:value-type="string" calcext:value-type="string">
            <text:p>Accélération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bit.G2]" office:value-type="float" office:value="23.708831" calcext:value-type="float">
            <text:p>23,709</text:p>
          </table:table-cell>
          <table:table-cell table:style-name="ce3" table:formula="of:=[debit.B2]*[debit.C2]*[debit.D2]/1000000" office:value-type="float" office:value="5.24288" calcext:value-type="float">
            <text:p>5,243</text:p>
          </table:table-cell>
          <table:table-cell table:style-name="ce3" table:formula="of:=[.D14]/[.C14]" office:value-type="float" office:value="0.221136166519556" calcext:value-type="float">
            <text:p>0,221</text:p>
          </table:table-cell>
          <table:table-cell table:style-name="ce4" table:formula="of:=[.E14]/[.$E$14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bit.G3]" office:value-type="float" office:value="23.033885" calcext:value-type="float">
            <text:p>23,034</text:p>
          </table:table-cell>
          <table:table-cell table:style-name="ce3" table:formula="of:=[debit.B3]*[debit.C3]*[debit.D3]/1000000" office:value-type="float" office:value="5.24288" calcext:value-type="float">
            <text:p>5,243</text:p>
          </table:table-cell>
          <table:table-cell table:style-name="ce3" table:formula="of:=[.D15]/[.C15]" office:value-type="float" office:value="0.227615966650871" calcext:value-type="float">
            <text:p>0,228</text:p>
          </table:table-cell>
          <table:table-cell table:style-name="ce4" table:formula="of:=[.E15]/[.$E$14]" office:value-type="float" office:value="1.02930230831664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bit.G4]" office:value-type="float" office:value="6.030024" calcext:value-type="float">
            <text:p>6,030</text:p>
          </table:table-cell>
          <table:table-cell table:style-name="ce3" table:formula="of:=[debit.B4]*[debit.C4]*[debit.D4]/1000000" office:value-type="float" office:value="5.24288" calcext:value-type="float">
            <text:p>5,243</text:p>
          </table:table-cell>
          <table:table-cell table:style-name="ce3" table:formula="of:=[.D16]/[.C16]" office:value-type="float" office:value="0.869462542769316" calcext:value-type="float">
            <text:p>0,869</text:p>
          </table:table-cell>
          <table:table-cell table:style-name="ce4" table:formula="of:=[.E16]/[.$E$14]" office:value-type="float" office:value="3.93179712054214" calcext:value-type="float">
            <text:p>3,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bit.G5]" office:value-type="float" office:value="0.039616" calcext:value-type="float">
            <text:p>0,040</text:p>
          </table:table-cell>
          <table:table-cell table:style-name="ce3" table:formula="of:=[debit.B5]*[debit.C5]*[debit.D5]/1000000" office:value-type="float" office:value="5.24288" calcext:value-type="float">
            <text:p>5,243</text:p>
          </table:table-cell>
          <table:table-cell table:style-name="ce3" table:formula="of:=[.D17]/[.C17]" office:value-type="float" office:value="132.342487883683" calcext:value-type="float">
            <text:p>132,342</text:p>
          </table:table-cell>
          <table:table-cell table:style-name="ce4" table:formula="of:=[.E17]/[.$E$14]" office:value-type="float" office:value="598.466049071083" calcext:value-type="float">
            <text:p>598,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2" table:number-rows-repeated="2">
          <table:table-cell table:number-columns-repeated="9"/>
        </table:table-row>
        <table:table-row table:style-name="ro2" table:number-rows-repeated="2">
          <table:table-cell table:number-columns-repeated="2"/>
          <table:table-cell table:style-name="ce8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table:style-name="ce9"/>
          <table:table-cell/>
          <table:table-cell table:style-name="ce9"/>
          <table:table-cell table:number-columns-repeated="3"/>
        </table:table-row>
        <table:table-row table:style-name="ro2">
          <table:table-cell table:number-columns-repeated="2"/>
          <table:table-cell table:style-name="ce8" table:number-columns-repeated="3"/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table:style-name="ce8" table:number-columns-repeated="2"/>
          <table:table-cell table:number-columns-repeated="4"/>
        </table:table-row>
      </table:table>
      <table:table table:name="demarrage" table:style-name="ta1">
        <office:forms form:automatic-focus="false" form:apply-design-mode="false"/>
        <table:table-column table:style-name="co7" table:number-columns-repeated="1024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694848" calcext:value-type="float">
            <text:p>0,694848</text:p>
          </table:table-cell>
          <table:table-cell office:value-type="float" office:value="1.08739" calcext:value-type="float">
            <text:p>1,08739</text:p>
          </table:table-cell>
          <table:table-cell office:value-type="float" office:value="2.315534" calcext:value-type="float">
            <text:p>2,3155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mp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927778" calcext:value-type="float">
            <text:p>0,927778</text:p>
          </table:table-cell>
          <table:table-cell office:value-type="float" office:value="1.249458" calcext:value-type="float">
            <text:p>1,249458</text:p>
          </table:table-cell>
          <table:table-cell office:value-type="float" office:value="2.686998" calcext:value-type="float">
            <text:p>2,6869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mp_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3.574182" calcext:value-type="float">
            <text:p>113,574182</text:p>
          </table:table-cell>
          <table:table-cell office:value-type="float" office:value="3.280352" calcext:value-type="float">
            <text:p>3,280352</text:p>
          </table:table-cell>
          <table:table-cell office:value-type="float" office:value="16.489017" calcext:value-type="float">
            <text:p>16,489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c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.797178" calcext:value-type="float">
            <text:p>30,797178</text:p>
          </table:table-cell>
          <table:table-cell office:value-type="float" office:value="5.861767" calcext:value-type="float">
            <text:p>5,861767</text:p>
          </table:table-cell>
          <table:table-cell office:value-type="float" office:value="36.727207" calcext:value-type="float">
            <text:p>36,727207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bit" table:style-name="ta1">
        <office:forms form:automatic-focus="false" form:apply-design-mode="false"/>
        <table:table-column table:style-name="co7" table:number-columns-repeated="1024" table:default-cell-style-name="Default"/>
        <table:table-row table:style-name="ro2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ria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3.687201" calcext:value-type="float">
            <text:p>23,687201</text:p>
          </table:table-cell>
          <table:table-cell office:value-type="float" office:value="0" calcext:value-type="float">
            <text:p>0</text:p>
          </table:table-cell>
          <table:table-cell office:value-type="float" office:value="23.708831" calcext:value-type="float">
            <text:p>23,7088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penmp_1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3.013569" calcext:value-type="float">
            <text:p>23,013569</text:p>
          </table:table-cell>
          <table:table-cell office:value-type="float" office:value="0" calcext:value-type="float">
            <text:p>0</text:p>
          </table:table-cell>
          <table:table-cell office:value-type="float" office:value="23.033885" calcext:value-type="float">
            <text:p>23,03388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penmp_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47.250527" calcext:value-type="float">
            <text:p>47,250527</text:p>
          </table:table-cell>
          <table:table-cell office:value-type="float" office:value="0.00498" calcext:value-type="float">
            <text:p>0,00498</text:p>
          </table:table-cell>
          <table:table-cell office:value-type="float" office:value="6.030024" calcext:value-type="float">
            <text:p>6,0300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penc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027557" calcext:value-type="float">
            <text:p>0,027557</text:p>
          </table:table-cell>
          <table:table-cell office:value-type="float" office:value="0.011956" calcext:value-type="float">
            <text:p>0,011956</text:p>
          </table:table-cell>
          <table:table-cell office:value-type="float" office:value="0.039616" calcext:value-type="float">
            <text:p>0,039616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 table:number-rows-repeated="1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number-style style:name="N118">
      <number:number number:decimal-places="10" loext:min-decimal-places="10" number:min-integer-digits="1"/>
    </number:number-style>
    <number:currency-style style:name="N120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2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00-00-00</text:date>, <text:time style:data-style-name="N2" text:time-value="15:58:04.875081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</meta:initial-creator>
    <meta:creation-date>2012-10-10T16:27:31</meta:creation-date>
    <dc:date>2018-11-05T18:32:11.086928817</dc:date>
    <meta:editing-duration>PT8H59M55S</meta:editing-duration>
    <meta:editing-cycles>34</meta:editing-cycles>
    <meta:generator>LibreOffice/6.0.6.1$Linux_X86_64 LibreOffice_project/00$Build-1</meta:generator>
    <meta:document-statistic meta:table-count="3" meta:cell-count="122" meta:object-count="0"/>
  </office:meta>
</office:document-meta>
</file>